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c7166" officeooo:paragraph-rsid="000c71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ting list of bugs for several OSS projects was next part of my thesis. After searching for bug tracking systems utilized by projects I've chosen, I found out almost all sources always led me back to git. For each project, there is a list of known issues which can be nicely accessed with Git Api v3 with the endpoint “issues”. I decided to store all bugs in a database table with following structure.</text:p>
      <text:p text:style-name="P1"/>
      <text:p text:style-name="P1"/>
      <text:p text:style-name="P1">Altogether I've parsed and saved more than 63 thousand issues. Since git issues are of several natures and not all are considered software bugs of the particular repository, I decided to filter out just the issues flagged with label “bug” or simila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7T23:24:01.950183747</dc:date>
    <meta:document-statistic meta:table-count="0" meta:image-count="0" meta:object-count="0" meta:page-count="1" meta:paragraph-count="2" meta:word-count="115" meta:character-count="653" meta:non-whitespace-character-count="540"/>
    <meta:generator>LibreOffice/4.2.8.2$Linux_X86_64 LibreOffice_project/420m0$Build-2</meta:generator>
  </office:meta>
</office:document-meta>
</file>